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102.75pt" style:use-optimal-column-width="true"/>
    </style:style>
    <style:style style:name="ACOL-8" style:family="table-column">
      <style:table-column-properties style:column-width="65.25354330708662pt" style:use-optimal-column-width="true"/>
    </style:style>
    <style:style style:name="ACOL-9" style:family="table-column"/>
    <style:style style:name="ACOL-10" style:family="table-column">
      <style:table-column-properties style:column-width="314.25pt" style:use-optimal-column-width="true"/>
    </style:style>
    <style:style style:name="ACOL-11" style:family="table-column">
      <style:table-column-properties style:column-width="153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3"/>
        <table:table-column table:default-cell-style-name="ACE-0" table:style-name="ACOL-7" table:number-columns-repeated="2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/>
        <table:table-column table:default-cell-style-name="ACE-0" table:style-name="ACOL-0" table:number-columns-repeated="3"/>
        <table:table-column table:default-cell-style-name="ACE-0" table:style-name="ACOL-0"/>
        <table:table-column table:default-cell-style-name="ACE-0" table:style-name="ACOL-0" table:number-columns-repeated="231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30128</text:p>
          </table:table-cell>
          <table:table-cell table:style-name="ACE-0" office:value-type="float" office:value="53.226999999999997">
            <text:p>53.227</text:p>
          </table:table-cell>
          <table:table-cell table:style-name="ACE-0" office:value-type="float" office:value="6.7240000000000002">
            <text:p>6.724</text:p>
          </table:table-cell>
          <table:table-cell table:style-name="ACE-0" office:value-type="float" office:value="10290">
            <text:p>1029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4500000000000002">
            <text:p>−4.45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2">
            <text:p>0.22</text:p>
          </table:table-cell>
          <table:table-cell table:style-name="ACE-0" office:value-type="string">
            <text:p>MeijlesEtal2018,WoldringEtal2005</text:p>
          </table:table-cell>
          <table:table-cell table:style-name="ACE-0" office:value-type="string">
            <text:p>controlled by local groundwater conditions independent of sea level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7565</text:p>
          </table:table-cell>
          <table:table-cell table:style-name="ACE-0" office:value-type="float" office:value="53.378">
            <text:p>53.378</text:p>
          </table:table-cell>
          <table:table-cell table:style-name="ACE-0" office:value-type="float" office:value="6.0350000000000001">
            <text:p>6.035</text:p>
          </table:table-cell>
          <table:table-cell table:style-name="ACE-0" office:value-type="float" office:value="9290">
            <text:p>929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peat, unclassifie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8900000000000006">
            <text:p>−9.89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2">
            <text:p>0.22</text:p>
          </table:table-cell>
          <table:table-cell table:style-name="ACE-0" office:value-type="string">
            <text:p>MeijlesEtal2018,Griede1978</text:p>
          </table:table-cell>
          <table:table-cell table:style-name="ACE-0" office:value-type="string">
            <text:p>controlled by local groundwater conditions independent of sea level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7869</text:p>
          </table:table-cell>
          <table:table-cell table:style-name="ACE-0" office:value-type="float" office:value="53.189999999999998">
            <text:p>53.19</text:p>
          </table:table-cell>
          <table:table-cell table:style-name="ACE-0" office:value-type="float" office:value="6.9450000000000003">
            <text:p>6.945</text:p>
          </table:table-cell>
          <table:table-cell table:style-name="ACE-0" office:value-type="float" office:value="8420">
            <text:p>842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peat, unclassifie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7000000000000002">
            <text:p>−2.7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string">
            <text:p>MeijlesEtal2018</text:p>
          </table:table-cell>
          <table:table-cell table:style-name="ACE-0" office:value-type="string">
            <text:p>controlled by local groundwater conditions independent of sea level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32801</text:p>
          </table:table-cell>
          <table:table-cell table:style-name="ACE-0" office:value-type="float" office:value="53.225999999999999">
            <text:p>53.226</text:p>
          </table:table-cell>
          <table:table-cell table:style-name="ACE-0" office:value-type="float" office:value="6.6529999999999996">
            <text:p>6.653</text:p>
          </table:table-cell>
          <table:table-cell table:style-name="ACE-0" office:value-type="float" office:value="8210">
            <text:p>82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, unclassifie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9500000000000002">
            <text:p>−5.95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string">
            <text:p>MeijlesEtal2018</text:p>
          </table:table-cell>
          <table:table-cell table:style-name="ACE-0" office:value-type="string">
            <text:p>controlled by local groundwater conditions independent of sea level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2424</text:p>
          </table:table-cell>
          <table:table-cell table:style-name="ACE-0" office:value-type="float" office:value="53.25">
            <text:p>53.25</text:p>
          </table:table-cell>
          <table:table-cell table:style-name="ACE-0" office:value-type="float" office:value="4.79">
            <text:p>4.79</text:p>
          </table:table-cell>
          <table:table-cell table:style-name="ACE-0" office:value-type="float" office:value="7490">
            <text:p>74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 with sa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7.09">
            <text:p>−17.09</text:p>
          </table:table-cell>
          <table:table-cell table:style-name="ACE-0" office:value-type="float" office:value="1.02">
            <text:p>1.02</text:p>
          </table:table-cell>
          <table:table-cell table:style-name="ACE-0" office:value-type="float" office:value="1.02">
            <text:p>1.02</text:p>
          </table:table-cell>
          <table:table-cell table:style-name="ACE-0" office:value-type="string">
            <text:p>MeijlesEtal2018</text:p>
          </table:table-cell>
          <table:table-cell table:style-name="ACE-0" office:value-type="string">
            <text:p>controlled by local groundwater conditions independent of sea level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2423</text:p>
          </table:table-cell>
          <table:table-cell table:style-name="ACE-0" office:value-type="float" office:value="53.25">
            <text:p>53.25</text:p>
          </table:table-cell>
          <table:table-cell table:style-name="ACE-0" office:value-type="float" office:value="4.79">
            <text:p>4.79</text:p>
          </table:table-cell>
          <table:table-cell table:style-name="ACE-0" office:value-type="float" office:value="7340">
            <text:p>73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 with sa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7.09">
            <text:p>−17.09</text:p>
          </table:table-cell>
          <table:table-cell table:style-name="ACE-0" office:value-type="float" office:value="1.02">
            <text:p>1.02</text:p>
          </table:table-cell>
          <table:table-cell table:style-name="ACE-0" office:value-type="float" office:value="1.02">
            <text:p>1.02</text:p>
          </table:table-cell>
          <table:table-cell table:style-name="ACE-0" office:value-type="string">
            <text:p>MeijlesEtal2018</text:p>
          </table:table-cell>
          <table:table-cell table:style-name="ACE-0" office:value-type="string">
            <text:p>lowest local time-depth position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23923</text:p>
          </table:table-cell>
          <table:table-cell table:style-name="ACE-0" office:value-type="float" office:value="53.372">
            <text:p>53.372</text:p>
          </table:table-cell>
          <table:table-cell table:style-name="ACE-0" office:value-type="float" office:value="6.7839999999999998">
            <text:p>6.784</text:p>
          </table:table-cell>
          <table:table-cell table:style-name="ACE-0" office:value-type="float" office:value="7320">
            <text:p>73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, unclassifie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.32">
            <text:p>−10.32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2">
            <text:p>0.22</text:p>
          </table:table-cell>
          <table:table-cell table:style-name="ACE-0" office:value-type="string">
            <text:p>MeijlesEtal2018,KidenVos2012</text:p>
          </table:table-cell>
          <table:table-cell table:style-name="ACE-0" office:value-type="string">
            <text:p>controlled by local groundwater conditions independent of sea level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23931</text:p>
          </table:table-cell>
          <table:table-cell table:style-name="ACE-0" office:value-type="float" office:value="53.445999999999998">
            <text:p>53.446</text:p>
          </table:table-cell>
          <table:table-cell table:style-name="ACE-0" office:value-type="float" office:value="6.7169999999999996">
            <text:p>6.717</text:p>
          </table:table-cell>
          <table:table-cell table:style-name="ACE-0" office:value-type="float" office:value="7170">
            <text:p>717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at, unclassifie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6.079999999999998">
            <text:p>−16.08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2">
            <text:p>0.22</text:p>
          </table:table-cell>
          <table:table-cell table:style-name="ACE-0" office:value-type="string">
            <text:p>MeijlesEtal2018</text:p>
          </table:table-cell>
          <table:table-cell table:style-name="ACE-0" office:value-type="string">
            <text:p>lowest local time-depth position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8285</text:p>
          </table:table-cell>
          <table:table-cell table:style-name="ACE-0" office:value-type="float" office:value="53.427">
            <text:p>53.427</text:p>
          </table:table-cell>
          <table:table-cell table:style-name="ACE-0" office:value-type="float" office:value="5.7220000000000004">
            <text:p>5.722</text:p>
          </table:table-cell>
          <table:table-cell table:style-name="ACE-0" office:value-type="float" office:value="7095">
            <text:p>709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.539999999999999">
            <text:p>−13.54</text:p>
          </table:table-cell>
          <table:table-cell table:style-name="ACE-0" office:value-type="float" office:value="1.02">
            <text:p>1.02</text:p>
          </table:table-cell>
          <table:table-cell table:style-name="ACE-0" office:value-type="float" office:value="1.02">
            <text:p>1.02</text:p>
          </table:table-cell>
          <table:table-cell table:style-name="ACE-0" office:value-type="string">
            <text:p>MeijlesEtal2018,vanderSpek1994</text:p>
          </table:table-cell>
          <table:table-cell table:style-name="ACE-0" office:value-type="string">
            <text:p>lowest local time-depth position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8286</text:p>
          </table:table-cell>
          <table:table-cell table:style-name="ACE-0" office:value-type="float" office:value="53.427">
            <text:p>53.427</text:p>
          </table:table-cell>
          <table:table-cell table:style-name="ACE-0" office:value-type="float" office:value="5.7220000000000004">
            <text:p>5.722</text:p>
          </table:table-cell>
          <table:table-cell table:style-name="ACE-0" office:value-type="float" office:value="7025">
            <text:p>702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or, sandy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.59">
            <text:p>−13.59</text:p>
          </table:table-cell>
          <table:table-cell table:style-name="ACE-0" office:value-type="float" office:value="1.02">
            <text:p>1.02</text:p>
          </table:table-cell>
          <table:table-cell table:style-name="ACE-0" office:value-type="float" office:value="1.02">
            <text:p>1.02</text:p>
          </table:table-cell>
          <table:table-cell table:style-name="ACE-0" office:value-type="string">
            <text:p>MeijlesEtal2018,vanderSpek1994</text:p>
          </table:table-cell>
          <table:table-cell table:style-name="ACE-0" office:value-type="string">
            <text:p>lowest local time-depth position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23922</text:p>
          </table:table-cell>
          <table:table-cell table:style-name="ACE-0" office:value-type="float" office:value="53.445999999999998">
            <text:p>53.446</text:p>
          </table:table-cell>
          <table:table-cell table:style-name="ACE-0" office:value-type="float" office:value="6.7450000000000001">
            <text:p>6.745</text:p>
          </table:table-cell>
          <table:table-cell table:style-name="ACE-0" office:value-type="float" office:value="6980">
            <text:p>69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, unclassifie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4.25">
            <text:p>−14.25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2">
            <text:p>0.22</text:p>
          </table:table-cell>
          <table:table-cell table:style-name="ACE-0" office:value-type="string">
            <text:p>MeijlesEtal2018,KidenVos2012</text:p>
          </table:table-cell>
          <table:table-cell table:style-name="ACE-0" office:value-type="string">
            <text:p>lowest local time-depth position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7568</text:p>
          </table:table-cell>
          <table:table-cell table:style-name="ACE-0" office:value-type="float" office:value="53.308">
            <text:p>53.308</text:p>
          </table:table-cell>
          <table:table-cell table:style-name="ACE-0" office:value-type="float" office:value="5.7850000000000001">
            <text:p>5.785</text:p>
          </table:table-cell>
          <table:table-cell table:style-name="ACE-0" office:value-type="float" office:value="6930">
            <text:p>693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peat, unclassifie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3799999999999999">
            <text:p>−6.38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2">
            <text:p>0.22</text:p>
          </table:table-cell>
          <table:table-cell table:style-name="ACE-0" office:value-type="string">
            <text:p>MeijlesEtal2018,Griede1978</text:p>
          </table:table-cell>
          <table:table-cell table:style-name="ACE-0" office:value-type="string">
            <text:p>controlled by local groundwater conditions independent of sea level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21613</text:p>
          </table:table-cell>
          <table:table-cell table:style-name="ACE-0" office:value-type="float" office:value="53.299999999999997">
            <text:p>53.3</text:p>
          </table:table-cell>
          <table:table-cell table:style-name="ACE-0" office:value-type="float" office:value="6.508">
            <text:p>6.508</text:p>
          </table:table-cell>
          <table:table-cell table:style-name="ACE-0" office:value-type="float" office:value="6930">
            <text:p>693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woo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.19">
            <text:p>−12.19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2">
            <text:p>0.22</text:p>
          </table:table-cell>
          <table:table-cell table:style-name="ACE-0" office:value-type="string">
            <text:p>MeijlesEtal2018,KidenVos2012</text:p>
          </table:table-cell>
          <table:table-cell table:style-name="ACE-0" office:value-type="string">
            <text:p>lowest local time-depth position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21610</text:p>
          </table:table-cell>
          <table:table-cell table:style-name="ACE-0" office:value-type="float" office:value="53.298999999999999">
            <text:p>53.299</text:p>
          </table:table-cell>
          <table:table-cell table:style-name="ACE-0" office:value-type="float" office:value="6.4690000000000003">
            <text:p>6.469</text:p>
          </table:table-cell>
          <table:table-cell table:style-name="ACE-0" office:value-type="float" office:value="6730">
            <text:p>67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 peat with wood remain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.34">
            <text:p>−10.34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2">
            <text:p>0.22</text:p>
          </table:table-cell>
          <table:table-cell table:style-name="ACE-0" office:value-type="string">
            <text:p>MeijlesEtal2018,KidenVos2012</text:p>
          </table:table-cell>
          <table:table-cell table:style-name="ACE-0" office:value-type="string">
            <text:p>lowest local time-depth position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621</text:p>
          </table:table-cell>
          <table:table-cell table:style-name="ACE-0" office:value-type="float" office:value="53.319000000000003">
            <text:p>53.319</text:p>
          </table:table-cell>
          <table:table-cell table:style-name="ACE-0" office:value-type="float" office:value="6.9409999999999998">
            <text:p>6.941</text:p>
          </table:table-cell>
          <table:table-cell table:style-name="ACE-0" office:value-type="float" office:value="6420">
            <text:p>6420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fen woo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1900000000000004">
            <text:p>−6.19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2">
            <text:p>0.22</text:p>
          </table:table-cell>
          <table:table-cell table:style-name="ACE-0" office:value-type="string">
            <text:p>MeijlesEtal2018,Jelgersma1961</text:p>
          </table:table-cell>
          <table:table-cell table:style-name="ACE-0" office:value-type="string">
            <text:p>controlled by local groundwater conditions independent of sea level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606</text:p>
          </table:table-cell>
          <table:table-cell table:style-name="ACE-0" office:value-type="float" office:value="53.381999999999998">
            <text:p>53.382</text:p>
          </table:table-cell>
          <table:table-cell table:style-name="ACE-0" office:value-type="float" office:value="5.9660000000000002">
            <text:p>5.966</text:p>
          </table:table-cell>
          <table:table-cell table:style-name="ACE-0" office:value-type="float" office:value="6255">
            <text:p>6255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Eriophorum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6299999999999999">
            <text:p>−6.63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2">
            <text:p>0.22</text:p>
          </table:table-cell>
          <table:table-cell table:style-name="ACE-0" office:value-type="string">
            <text:p>MeijlesEtal2018,Jelgersma1961</text:p>
          </table:table-cell>
          <table:table-cell table:style-name="ACE-0" office:value-type="string">
            <text:p>controlled by local groundwater conditions independent of sea level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23928</text:p>
          </table:table-cell>
          <table:table-cell table:style-name="ACE-0" office:value-type="float" office:value="53.329000000000001">
            <text:p>53.329</text:p>
          </table:table-cell>
          <table:table-cell table:style-name="ACE-0" office:value-type="float" office:value="6.8410000000000002">
            <text:p>6.841</text:p>
          </table:table-cell>
          <table:table-cell table:style-name="ACE-0" office:value-type="float" office:value="6220">
            <text:p>62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laye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4499999999999993">
            <text:p>−8.45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string">
            <text:p>MeijlesEtal2018</text:p>
          </table:table-cell>
          <table:table-cell table:style-name="ACE-0" office:value-type="string">
            <text:p>lowest local time-depth position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8398</text:p>
          </table:table-cell>
          <table:table-cell table:style-name="ACE-0" office:value-type="float" office:value="53.323999999999998">
            <text:p>53.324</text:p>
          </table:table-cell>
          <table:table-cell table:style-name="ACE-0" office:value-type="float" office:value="6.0179999999999998">
            <text:p>6.018</text:p>
          </table:table-cell>
          <table:table-cell table:style-name="ACE-0" office:value-type="float" office:value="6060">
            <text:p>60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, unclassifie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6899999999999999">
            <text:p>−2.69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MeijlesEtal2018</text:p>
          </table:table-cell>
          <table:table-cell table:style-name="ACE-0" office:value-type="string">
            <text:p>controlled by local groundwater conditions independent of sea level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58275</text:p>
          </table:table-cell>
          <table:table-cell table:style-name="ACE-0" office:value-type="float" office:value="53.253999999999998">
            <text:p>53.254</text:p>
          </table:table-cell>
          <table:table-cell table:style-name="ACE-0" office:value-type="float" office:value="6.3890000000000002">
            <text:p>6.389</text:p>
          </table:table-cell>
          <table:table-cell table:style-name="ACE-0" office:value-type="float" office:value="6050">
            <text:p>60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, unclassifie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78">
            <text:p>−1.78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2">
            <text:p>0.22</text:p>
          </table:table-cell>
          <table:table-cell table:style-name="ACE-0" office:value-type="string">
            <text:p>MeijlesEtal2018</text:p>
          </table:table-cell>
          <table:table-cell table:style-name="ACE-0" office:value-type="string">
            <text:p>controlled by local groundwater conditions independent of sea level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7562</text:p>
          </table:table-cell>
          <table:table-cell table:style-name="ACE-0" office:value-type="float" office:value="53.289999999999999">
            <text:p>53.29</text:p>
          </table:table-cell>
          <table:table-cell table:style-name="ACE-0" office:value-type="float" office:value="5.8600000000000003">
            <text:p>5.86</text:p>
          </table:table-cell>
          <table:table-cell table:style-name="ACE-0" office:value-type="float" office:value="5890">
            <text:p>58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, unclassifie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4199999999999999">
            <text:p>−3.42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string">
            <text:p>MeijlesEtal2018,Griede1978</text:p>
          </table:table-cell>
          <table:table-cell table:style-name="ACE-0" office:value-type="string">
            <text:p>controlled by local groundwater conditions independent of sea level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7641</text:p>
          </table:table-cell>
          <table:table-cell table:style-name="ACE-0" office:value-type="float" office:value="53.326999999999998">
            <text:p>53.327</text:p>
          </table:table-cell>
          <table:table-cell table:style-name="ACE-0" office:value-type="float" office:value="6.1609999999999996">
            <text:p>6.161</text:p>
          </table:table-cell>
          <table:table-cell table:style-name="ACE-0" office:value-type="float" office:value="5800">
            <text:p>58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, unclassifie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0300000000000002">
            <text:p>−7.03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2">
            <text:p>0.22</text:p>
          </table:table-cell>
          <table:table-cell table:style-name="ACE-0" office:value-type="string">
            <text:p>MeijlesEtal2018,Griede1978</text:p>
          </table:table-cell>
          <table:table-cell table:style-name="ACE-0" office:value-type="string">
            <text:p>lowest local time-depth position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32146</text:p>
          </table:table-cell>
          <table:table-cell table:style-name="ACE-0" office:value-type="float" office:value="53.229999999999997">
            <text:p>53.23</text:p>
          </table:table-cell>
          <table:table-cell table:style-name="ACE-0" office:value-type="float" office:value="6.6609999999999996">
            <text:p>6.661</text:p>
          </table:table-cell>
          <table:table-cell table:style-name="ACE-0" office:value-type="float" office:value="5320">
            <text:p>53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, unclassifie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6400000000000001">
            <text:p>−2.64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string">
            <text:p>MeijlesEtal2018</text:p>
          </table:table-cell>
          <table:table-cell table:style-name="ACE-0" office:value-type="string">
            <text:p>controlled by local groundwater conditions independent of sea level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7934</text:p>
          </table:table-cell>
          <table:table-cell table:style-name="ACE-0" office:value-type="float" office:value="53.274999999999999">
            <text:p>53.275</text:p>
          </table:table-cell>
          <table:table-cell table:style-name="ACE-0" office:value-type="float" office:value="6.6559999999999997">
            <text:p>6.656</text:p>
          </table:table-cell>
          <table:table-cell table:style-name="ACE-0" office:value-type="float" office:value="5250">
            <text:p>52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, unclassifie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0800000000000001">
            <text:p>−5.08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string">
            <text:p>MeijlesEtal2018,WoldringEtal2005</text:p>
          </table:table-cell>
          <table:table-cell table:style-name="ACE-0" office:value-type="string">
            <text:p>lowest local time-depth position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637</text:p>
          </table:table-cell>
          <table:table-cell table:style-name="ACE-0" office:value-type="float" office:value="53.319000000000003">
            <text:p>53.319</text:p>
          </table:table-cell>
          <table:table-cell table:style-name="ACE-0" office:value-type="float" office:value="6.9409999999999998">
            <text:p>6.941</text:p>
          </table:table-cell>
          <table:table-cell table:style-name="ACE-0" office:value-type="float" office:value="5210">
            <text:p>521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clayey 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0199999999999996">
            <text:p>−5.02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string">
            <text:p>MeijlesEtal2018,Jelgersma1961</text:p>
          </table:table-cell>
          <table:table-cell table:style-name="ACE-0" office:value-type="string">
            <text:p>lowest local time-depth position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6738</text:p>
          </table:table-cell>
          <table:table-cell table:style-name="ACE-0" office:value-type="float" office:value="53.244">
            <text:p>53.244</text:p>
          </table:table-cell>
          <table:table-cell table:style-name="ACE-0" office:value-type="float" office:value="6.6269999999999998">
            <text:p>6.627</text:p>
          </table:table-cell>
          <table:table-cell table:style-name="ACE-0" office:value-type="float" office:value="5060">
            <text:p>50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eat, unclassifie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8500000000000001">
            <text:p>−3.85</text:p>
          </table:table-cell>
          <table:table-cell table:style-name="ACE-0" office:value-type="float" office:value="0.55000000000000004">
            <text:p>0.55</text:p>
          </table:table-cell>
          <table:table-cell table:style-name="ACE-0" office:value-type="float" office:value="0.55000000000000004">
            <text:p>0.55</text:p>
          </table:table-cell>
          <table:table-cell table:style-name="ACE-0" office:value-type="string">
            <text:p>MeijlesEtal2018</text:p>
          </table:table-cell>
          <table:table-cell table:style-name="ACE-0" office:value-type="string">
            <text:p>controlled by local groundwater conditions independent of sea level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91</text:p>
          </table:table-cell>
          <table:table-cell table:style-name="ACE-0" office:value-type="float" office:value="53.177999999999997">
            <text:p>53.178</text:p>
          </table:table-cell>
          <table:table-cell table:style-name="ACE-0" office:value-type="float" office:value="7.093">
            <text:p>7.093</text:p>
          </table:table-cell>
          <table:table-cell table:style-name="ACE-0" office:value-type="float" office:value="5010">
            <text:p>50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21">
            <text:p>−4.21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2">
            <text:p>0.22</text:p>
          </table:table-cell>
          <table:table-cell table:style-name="ACE-0" office:value-type="string">
            <text:p>MeijlesEtal2018,Jelgersma1961</text:p>
          </table:table-cell>
          <table:table-cell table:style-name="ACE-0" office:value-type="string">
            <text:p>lowest local time-depth position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26214</text:p>
          </table:table-cell>
          <table:table-cell table:style-name="ACE-0" office:value-type="float" office:value="53.310000000000002">
            <text:p>53.31</text:p>
          </table:table-cell>
          <table:table-cell table:style-name="ACE-0" office:value-type="float" office:value="6.5279999999999996">
            <text:p>6.528</text:p>
          </table:table-cell>
          <table:table-cell table:style-name="ACE-0" office:value-type="float" office:value="4980">
            <text:p>49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, unclassifie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8700000000000001">
            <text:p>−3.87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string">
            <text:p>MeijlesEtal2018</text:p>
          </table:table-cell>
          <table:table-cell table:style-name="ACE-0" office:value-type="string">
            <text:p>controlled by local groundwater conditions independent of sea level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8021</text:p>
          </table:table-cell>
          <table:table-cell table:style-name="ACE-0" office:value-type="float" office:value="53.234000000000002">
            <text:p>53.234</text:p>
          </table:table-cell>
          <table:table-cell table:style-name="ACE-0" office:value-type="float" office:value="6.7359999999999998">
            <text:p>6.736</text:p>
          </table:table-cell>
          <table:table-cell table:style-name="ACE-0" office:value-type="float" office:value="4940">
            <text:p>49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, unclassifie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3300000000000001">
            <text:p>−2.33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string">
            <text:p>MeijlesEtal2018,WoldringEtal2005</text:p>
          </table:table-cell>
          <table:table-cell table:style-name="ACE-0" office:value-type="string">
            <text:p>controlled by local groundwater conditions independent of sea level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7980</text:p>
          </table:table-cell>
          <table:table-cell table:style-name="ACE-0" office:value-type="float" office:value="53.218000000000004">
            <text:p>53.218</text:p>
          </table:table-cell>
          <table:table-cell table:style-name="ACE-0" office:value-type="float" office:value="6.5060000000000002">
            <text:p>6.506</text:p>
          </table:table-cell>
          <table:table-cell table:style-name="ACE-0" office:value-type="float" office:value="4840">
            <text:p>48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nd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2999999999999998">
            <text:p>−3.3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string">
            <text:p>MeijlesEtal2018</text:p>
          </table:table-cell>
          <table:table-cell table:style-name="ACE-0" office:value-type="string">
            <text:p>controlled by local groundwater conditions independent of sea level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7644</text:p>
          </table:table-cell>
          <table:table-cell table:style-name="ACE-0" office:value-type="float" office:value="53.256999999999998">
            <text:p>53.257</text:p>
          </table:table-cell>
          <table:table-cell table:style-name="ACE-0" office:value-type="float" office:value="5.7699999999999996">
            <text:p>5.77</text:p>
          </table:table-cell>
          <table:table-cell table:style-name="ACE-0" office:value-type="float" office:value="4760">
            <text:p>47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eat, unclassifie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29">
            <text:p>−4.29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string">
            <text:p>MeijlesEtal2018,Griede1978</text:p>
          </table:table-cell>
          <table:table-cell table:style-name="ACE-0" office:value-type="string">
            <text:p>lowest local time-depth position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24506</text:p>
          </table:table-cell>
          <table:table-cell table:style-name="ACE-0" office:value-type="float" office:value="53.308">
            <text:p>53.308</text:p>
          </table:table-cell>
          <table:table-cell table:style-name="ACE-0" office:value-type="float" office:value="5.8890000000000002">
            <text:p>5.889</text:p>
          </table:table-cell>
          <table:table-cell table:style-name="ACE-0" office:value-type="float" office:value="4610">
            <text:p>46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amorphous peat with sa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6600000000000001">
            <text:p>−3.66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2">
            <text:p>0.22</text:p>
          </table:table-cell>
          <table:table-cell table:style-name="ACE-0" office:value-type="string">
            <text:p>MeijlesEtal2018</text:p>
          </table:table-cell>
          <table:table-cell table:style-name="ACE-0" office:value-type="string">
            <text:p>lowest local time-depth position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88</text:p>
          </table:table-cell>
          <table:table-cell table:style-name="ACE-0" office:value-type="float" office:value="53.177999999999997">
            <text:p>53.178</text:p>
          </table:table-cell>
          <table:table-cell table:style-name="ACE-0" office:value-type="float" office:value="7.093">
            <text:p>7.093</text:p>
          </table:table-cell>
          <table:table-cell table:style-name="ACE-0" office:value-type="float" office:value="4310">
            <text:p>431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">
            <text:p>−3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string">
            <text:p>MeijlesEtal2018,Jelgersma1961</text:p>
          </table:table-cell>
          <table:table-cell table:style-name="ACE-0" office:value-type="string">
            <text:p>lowest local time-depth position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7981</text:p>
          </table:table-cell>
          <table:table-cell table:style-name="ACE-0" office:value-type="float" office:value="53.218000000000004">
            <text:p>53.218</text:p>
          </table:table-cell>
          <table:table-cell table:style-name="ACE-0" office:value-type="float" office:value="6.5149999999999997">
            <text:p>6.515</text:p>
          </table:table-cell>
          <table:table-cell table:style-name="ACE-0" office:value-type="float" office:value="4100">
            <text:p>41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, unclassifie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2999999999999998">
            <text:p>−2.3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string">
            <text:p>MeijlesEtal2018</text:p>
          </table:table-cell>
          <table:table-cell table:style-name="ACE-0" office:value-type="string">
            <text:p>controlled by local groundwater conditions independent of sea level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1969</text:p>
          </table:table-cell>
          <table:table-cell table:style-name="ACE-0" office:value-type="float" office:value="53.302999999999997">
            <text:p>53.303</text:p>
          </table:table-cell>
          <table:table-cell table:style-name="ACE-0" office:value-type="float" office:value="6.9749999999999996">
            <text:p>6.975</text:p>
          </table:table-cell>
          <table:table-cell table:style-name="ACE-0" office:value-type="float" office:value="3805">
            <text:p>380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nd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8700000000000001">
            <text:p>−1.87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string">
            <text:p>MeijlesEtal2018,Bakker1992</text:p>
          </table:table-cell>
          <table:table-cell table:style-name="ACE-0" office:value-type="string">
            <text:p>controlled by local groundwater conditions independent of sea level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90</text:p>
          </table:table-cell>
          <table:table-cell table:style-name="ACE-0" office:value-type="float" office:value="53.177999999999997">
            <text:p>53.178</text:p>
          </table:table-cell>
          <table:table-cell table:style-name="ACE-0" office:value-type="float" office:value="7.093">
            <text:p>7.093</text:p>
          </table:table-cell>
          <table:table-cell table:style-name="ACE-0" office:value-type="float" office:value="3310">
            <text:p>33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8999999999999999">
            <text:p>−1.9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string">
            <text:p>MeijlesEtal2018,Jelgersma1961</text:p>
          </table:table-cell>
          <table:table-cell table:style-name="ACE-0" office:value-type="string">
            <text:p>lowest local time-depth position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89</text:p>
          </table:table-cell>
          <table:table-cell table:style-name="ACE-0" office:value-type="float" office:value="53.177999999999997">
            <text:p>53.178</text:p>
          </table:table-cell>
          <table:table-cell table:style-name="ACE-0" office:value-type="float" office:value="7.093">
            <text:p>7.093</text:p>
          </table:table-cell>
          <table:table-cell table:style-name="ACE-0" office:value-type="float" office:value="2910">
            <text:p>29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2000000000000004">
            <text:p>−0.92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2">
            <text:p>0.22</text:p>
          </table:table-cell>
          <table:table-cell table:style-name="ACE-0" office:value-type="string">
            <text:p>MeijlesEtal2018,Jelgersma1961</text:p>
          </table:table-cell>
          <table:table-cell table:style-name="ACE-0" office:value-type="string">
            <text:p>controlled by local groundwater conditions independent of sea level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6989</text:p>
          </table:table-cell>
          <table:table-cell table:style-name="ACE-0" office:value-type="float" office:value="53.271999999999998">
            <text:p>53.272</text:p>
          </table:table-cell>
          <table:table-cell table:style-name="ACE-0" office:value-type="float" office:value="4.9610000000000003">
            <text:p>4.961</text:p>
          </table:table-cell>
          <table:table-cell table:style-name="ACE-0" office:value-type="float" office:value="2785">
            <text:p>278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and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1599999999999999">
            <text:p>−1.16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2">
            <text:p>0.22</text:p>
          </table:table-cell>
          <table:table-cell table:style-name="ACE-0" office:value-type="string">
            <text:p>MeijlesEtal2018,DeJong1984</text:p>
          </table:table-cell>
          <table:table-cell table:style-name="ACE-0" office:value-type="string">
            <text:p>lowest local time-depth position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7891</text:p>
          </table:table-cell>
          <table:table-cell table:style-name="ACE-0" office:value-type="float" office:value="53.209000000000003">
            <text:p>53.209</text:p>
          </table:table-cell>
          <table:table-cell table:style-name="ACE-0" office:value-type="float" office:value="6.8890000000000002">
            <text:p>6.889</text:p>
          </table:table-cell>
          <table:table-cell table:style-name="ACE-0" office:value-type="float" office:value="2740">
            <text:p>27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and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string">
            <text:p>MeijlesEtal2018</text:p>
          </table:table-cell>
          <table:table-cell table:style-name="ACE-0" office:value-type="string">
            <text:p>lowest local time-depth position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248</text:p>
          </table:table-cell>
          <table:table-cell table:style-name="ACE-0" office:value-type="float" office:value="53.286000000000001">
            <text:p>53.286</text:p>
          </table:table-cell>
          <table:table-cell table:style-name="ACE-0" office:value-type="float" office:value="4.9900000000000002">
            <text:p>4.99</text:p>
          </table:table-cell>
          <table:table-cell table:style-name="ACE-0" office:value-type="float" office:value="2370">
            <text:p>23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 slightly sandy with Pragmites remain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5999999999999996">
            <text:p>−0.96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string">
            <text:p>MeijlesEtal2018,DeJong1984</text:p>
          </table:table-cell>
          <table:table-cell table:style-name="ACE-0" office:value-type="string">
            <text:p>lowest local time-depth position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7258</text:p>
          </table:table-cell>
          <table:table-cell table:style-name="ACE-0" office:value-type="float" office:value="53.393000000000001">
            <text:p>53.393</text:p>
          </table:table-cell>
          <table:table-cell table:style-name="ACE-0" office:value-type="float" office:value="5.2590000000000003">
            <text:p>5.259</text:p>
          </table:table-cell>
          <table:table-cell table:style-name="ACE-0" office:value-type="float" office:value="1620">
            <text:p>16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hragmites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1">
            <text:p>−0.11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string">
            <text:p>MeijlesEtal2018,DeJong1984</text:p>
          </table:table-cell>
          <table:table-cell table:style-name="ACE-0" office:value-type="string">
            <text:p>lowest local time-depth position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7260</text:p>
          </table:table-cell>
          <table:table-cell table:style-name="ACE-0" office:value-type="float" office:value="53.395000000000003">
            <text:p>53.395</text:p>
          </table:table-cell>
          <table:table-cell table:style-name="ACE-0" office:value-type="float" office:value="5.2519999999999998">
            <text:p>5.252</text:p>
          </table:table-cell>
          <table:table-cell table:style-name="ACE-0" office:value-type="float" office:value="1555">
            <text:p>155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nd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88">
            <text:p>0.88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string">
            <text:p>MeijlesEtal2018,DeJong1984</text:p>
          </table:table-cell>
          <table:table-cell table:style-name="ACE-0" office:value-type="string">
            <text:p>controlled by local groundwater conditions independent of sea level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7208</text:p>
          </table:table-cell>
          <table:table-cell table:style-name="ACE-0" office:value-type="float" office:value="53.308">
            <text:p>53.308</text:p>
          </table:table-cell>
          <table:table-cell table:style-name="ACE-0" office:value-type="float" office:value="5.0679999999999996">
            <text:p>5.068</text:p>
          </table:table-cell>
          <table:table-cell table:style-name="ACE-0" office:value-type="float" office:value="1530">
            <text:p>153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eat little sandy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7999999999999999">
            <text:p>0.18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2">
            <text:p>0.22</text:p>
          </table:table-cell>
          <table:table-cell table:style-name="ACE-0" office:value-type="string">
            <text:p>MeijlesEtal2018,DeGrootEtal1996</text:p>
          </table:table-cell>
          <table:table-cell table:style-name="ACE-0" office:value-type="string">
            <text:p>lowest local time-depth position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9424</text:p>
          </table:table-cell>
          <table:table-cell table:style-name="ACE-0" office:value-type="float" office:value="53.308999999999997">
            <text:p>53.309</text:p>
          </table:table-cell>
          <table:table-cell table:style-name="ACE-0" office:value-type="float" office:value="5.0679999999999996">
            <text:p>5.068</text:p>
          </table:table-cell>
          <table:table-cell table:style-name="ACE-0" office:value-type="float" office:value="1500">
            <text:p>150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nd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059999999999999998">
            <text:p>−0.06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string">
            <text:p>MeijlesEtal2018,DeJong1984</text:p>
          </table:table-cell>
          <table:table-cell table:style-name="ACE-0" office:value-type="string">
            <text:p>lowest local time-depth position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7592</text:p>
          </table:table-cell>
          <table:table-cell table:style-name="ACE-0" office:value-type="float" office:value="53.404000000000003">
            <text:p>53.404</text:p>
          </table:table-cell>
          <table:table-cell table:style-name="ACE-0" office:value-type="float" office:value="5.3609999999999998">
            <text:p>5.361</text:p>
          </table:table-cell>
          <table:table-cell table:style-name="ACE-0" office:value-type="float" office:value="1285">
            <text:p>128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lay, humic (residu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string">
            <text:p>MeijlesEtal2018,DeGrootEtal1996</text:p>
          </table:table-cell>
          <table:table-cell table:style-name="ACE-0" office:value-type="string">
            <text:p>lowest local time-depth position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7597</text:p>
          </table:table-cell>
          <table:table-cell table:style-name="ACE-0" office:value-type="float" office:value="53.368000000000002">
            <text:p>53.368</text:p>
          </table:table-cell>
          <table:table-cell table:style-name="ACE-0" office:value-type="float" office:value="5.234">
            <text:p>5.234</text:p>
          </table:table-cell>
          <table:table-cell table:style-name="ACE-0" office:value-type="float" office:value="1260">
            <text:p>12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gyttja, little sandy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2">
            <text:p>0.22</text:p>
          </table:table-cell>
          <table:table-cell table:style-name="ACE-0" office:value-type="string">
            <text:p>MeijlesEtal2018,DeGrootEtal1996</text:p>
          </table:table-cell>
          <table:table-cell table:style-name="ACE-0" office:value-type="string">
            <text:p>lowest local time-depth position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7594</text:p>
          </table:table-cell>
          <table:table-cell table:style-name="ACE-0" office:value-type="float" office:value="53.402999999999999">
            <text:p>53.403</text:p>
          </table:table-cell>
          <table:table-cell table:style-name="ACE-0" office:value-type="float" office:value="5.3620000000000001">
            <text:p>5.362</text:p>
          </table:table-cell>
          <table:table-cell table:style-name="ACE-0" office:value-type="float" office:value="880">
            <text:p>88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peat, little clayey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float" office:value="0.28000000000000003">
            <text:p>0.28</text:p>
          </table:table-cell>
          <table:table-cell table:style-name="ACE-0" office:value-type="float" office:value="0.34999999999999998">
            <text:p>0.35</text:p>
          </table:table-cell>
          <table:table-cell table:style-name="ACE-0" office:value-type="string">
            <text:p>MeijlesEtal2018,DeGrootEtal1996</text:p>
          </table:table-cell>
          <table:table-cell table:style-name="ACE-0" office:value-type="string">
            <text:p>lowest local time-depth position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7265</text:p>
          </table:table-cell>
          <table:table-cell table:style-name="ACE-0" office:value-type="float" office:value="53.375999999999998">
            <text:p>53.376</text:p>
          </table:table-cell>
          <table:table-cell table:style-name="ACE-0" office:value-type="float" office:value="5.2619999999999996">
            <text:p>5.262</text:p>
          </table:table-cell>
          <table:table-cell table:style-name="ACE-0" office:value-type="float" office:value="655">
            <text:p>65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peat, unclassifie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2">
            <text:p>−0.12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float" office:value="0.57999999999999996">
            <text:p>0.58</text:p>
          </table:table-cell>
          <table:table-cell table:style-name="ACE-0" office:value-type="string">
            <text:p>MeijlesEtal2018,DeJong1984</text:p>
          </table:table-cell>
          <table:table-cell table:style-name="ACE-0" office:value-type="string">
            <text:p>lowest local time-depth position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6935</text:p>
          </table:table-cell>
          <table:table-cell table:style-name="ACE-0" office:value-type="float" office:value="53.478000000000002">
            <text:p>53.478</text:p>
          </table:table-cell>
          <table:table-cell table:style-name="ACE-0" office:value-type="float" office:value="6.1390000000000002">
            <text:p>6.139</text:p>
          </table:table-cell>
          <table:table-cell table:style-name="ACE-0" office:value-type="float" office:value="525">
            <text:p>52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eat little sandy with Pragmites remain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04">
            <text:p>1.04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string">
            <text:p>MeijlesEtal2018,DeGrootEtal1996</text:p>
          </table:table-cell>
          <table:table-cell table:style-name="ACE-0" office:value-type="string">
            <text:p>controlled by local groundwater conditions independent of sea level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7004</text:p>
          </table:table-cell>
          <table:table-cell table:style-name="ACE-0" office:value-type="float" office:value="53.487000000000002">
            <text:p>53.487</text:p>
          </table:table-cell>
          <table:table-cell table:style-name="ACE-0" office:value-type="float" office:value="6.1529999999999996">
            <text:p>6.153</text:p>
          </table:table-cell>
          <table:table-cell table:style-name="ACE-0" office:value-type="float" office:value="455">
            <text:p>45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and, humic (extract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6299999999999999">
            <text:p>1.63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string">
            <text:p>MeijlesEtal2018,DeGrootEtal1996</text:p>
          </table:table-cell>
          <table:table-cell table:style-name="ACE-0" office:value-type="string">
            <text:p>controlled by local groundwater conditions independent of sea level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6022</text:p>
          </table:table-cell>
          <table:table-cell table:style-name="ACE-0" office:value-type="float" office:value="53.448999999999998">
            <text:p>53.449</text:p>
          </table:table-cell>
          <table:table-cell table:style-name="ACE-0" office:value-type="float" office:value="5.8380000000000001">
            <text:p>5.838</text:p>
          </table:table-cell>
          <table:table-cell table:style-name="ACE-0" office:value-type="float" office:value="375">
            <text:p>37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clay, strongly peaty, little sandy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24">
            <text:p>1.24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2">
            <text:p>0.22</text:p>
          </table:table-cell>
          <table:table-cell table:style-name="ACE-0" office:value-type="string">
            <text:p>MeijlesEtal2018,DeGrootEtal1996</text:p>
          </table:table-cell>
          <table:table-cell table:style-name="ACE-0" office:value-type="string">
            <text:p>controlled by local groundwater conditions independent of sea level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1">
          <table:table-cell table:style-name="ACE-0" office:value-type="string">
            <text:p>Netherlands_Wadden_Se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7212</text:p>
          </table:table-cell>
          <table:table-cell table:style-name="ACE-0" office:value-type="float" office:value="53.281999999999996">
            <text:p>53.282</text:p>
          </table:table-cell>
          <table:table-cell table:style-name="ACE-0" office:value-type="float" office:value="5.0229999999999997">
            <text:p>5.023</text:p>
          </table:table-cell>
          <table:table-cell table:style-name="ACE-0" office:value-type="float" office:value="270">
            <text:p>27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/gyttja, strongly sandy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0900000000000001">
            <text:p>1.09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2">
            <text:p>0.22</text:p>
          </table:table-cell>
          <table:table-cell table:style-name="ACE-0" office:value-type="string">
            <text:p>MeijlesEtal2018,DeGrootEtal1996</text:p>
          </table:table-cell>
          <table:table-cell table:style-name="ACE-0" office:value-type="string">
            <text:p>controlled by local groundwater conditions independent of sea level</text:p>
          </table:table-cell>
          <table:table-cell table:number-columns-repeated="2" table:style-name="ACE-0"/>
          <table:table-cell table:style-name="Gnumeric-default"/>
          <table:table-cell table:number-columns-repeated="236" table:style-name="ACE-0"/>
        </table:table-row>
        <table:table-row table:style-name="AROW-0" table:number-rows-repeated="65484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1" gnm:cursor-row="48">
          <gnm:selection gnm:start-col="11" gnm:start-row="48" gnm:end-col="11" gnm:end-row="5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3-01T07:59:17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